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2" style:family="paragraph" style:parent-style-name="Standard">
      <style:paragraph-properties fo:margin-top="0in" fo:margin-bottom="0in" loext:contextual-spacing="false" fo:line-height="115%" fo:padding="0in" fo:border="none"/>
      <style:text-properties style:font-name="Roboto" fo:font-size="9pt" fo:font-weight="bold" style:font-name-asian="Roboto1" style:font-size-asian="9pt" style:font-weight-asian="bold" style:font-name-complex="Roboto1" style:font-size-complex="9pt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  <style:text-properties style:font-name="Roboto" fo:font-size="13pt" style:font-name-asian="Roboto1" style:font-size-asian="13pt" style:font-name-complex="Roboto1" style:font-size-complex="13pt" fo:background-color="#ffffff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fo:padding="0in" fo:border="none"/>
      <style:text-properties style:font-name="Roboto" fo:font-size="12pt" style:font-name-asian="Roboto1" style:font-size-asian="12pt" style:font-name-complex="Roboto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006dc0" style:font-name="Roboto" fo:font-size="16pt" fo:font-weight="bold" style:font-name-asian="Roboto1" style:font-size-asian="16pt" style:font-weight-asian="bold" style:font-name-complex="Roboto1" style:font-size-complex="16pt"/>
    </style:style>
    <style:style style:name="P9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P16" style:family="paragraph" style:parent-style-name="Standard">
      <style:paragraph-properties fo:margin-left="0in" fo:margin-right="-0.1874in" fo:text-indent="0in" style:auto-text-indent="false" fo:padding="0in" fo:border="none"/>
    </style:style>
    <style:style style:name="P17" style:family="paragraph" style:parent-style-name="Heading_20_1">
      <style:paragraph-properties fo:padding="0in" fo:border="none"/>
    </style:style>
    <style:style style:name="P18" style:family="paragraph" style:parent-style-name="Heading_20_3">
      <style:text-properties fo:color="#f75d5d" style:font-name="Roboto" fo:font-size="14pt" style:font-name-asian="Roboto1" style:font-size-asian="14pt" style:font-name-complex="Roboto1" style:font-size-complex="14pt"/>
    </style:style>
    <style:style style:name="P19" style:family="paragraph" style:parent-style-name="Title" style:master-page-name="First_20_Page">
      <style:paragraph-properties fo:margin-top="0.139in" fo:margin-bottom="0.139in" loext:contextual-spacing="false" fo:line-height="100%" style:page-number="1" fo:padding="0in" fo:border="none"/>
    </style:style>
    <style:style style:name="T1" style:family="text">
      <style:text-properties style:font-name="Roboto" fo:font-size="16pt" style:font-name-asian="Roboto1" style:font-size-asian="16pt" style:font-name-complex="Roboto1" style:font-size-complex="16pt"/>
    </style:style>
    <style:style style:name="T2" style:family="text">
      <style:text-properties style:font-name="Roboto" fo:font-size="12.5pt" style:font-name-asian="Roboto1" style:font-size-asian="12.5pt" style:font-name-complex="Roboto1" style:font-size-complex="12.5pt" fo:background-color="#ffffff"/>
    </style:style>
    <style:style style:name="T3" style:family="text">
      <style:text-properties style:font-name="Roboto" fo:font-size="11pt" fo:font-weight="bold" style:font-name-asian="Roboto1" style:font-size-asian="11pt" style:font-weight-asian="bold" style:font-name-complex="Roboto1" style:font-size-complex="11pt"/>
    </style:style>
    <style:style style:name="T4" style:family="text">
      <style:text-properties style:font-name="Roboto" fo:font-size="11pt" style:font-name-asian="Roboto1" style:font-size-asian="11pt" style:font-name-complex="Roboto1" style:font-size-complex="11pt"/>
    </style:style>
    <style:style style:name="T5" style:family="text">
      <style:text-properties style:font-name="Roboto" fo:font-size="13pt" style:font-name-asian="Roboto1" style:font-size-asian="13pt" style:font-name-complex="Roboto1" style:font-size-complex="13pt"/>
    </style:style>
    <style:style style:name="T6" style:family="text">
      <style:text-properties style:font-name="Roboto" fo:font-size="13pt" style:font-name-asian="Roboto1" style:font-size-asian="13pt" style:font-name-complex="Roboto1" style:font-size-complex="13pt" fo:background-color="#ffffff"/>
    </style:style>
    <style:style style:name="T7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T8" style:family="text">
      <style:text-properties style:font-name="Roboto" fo:font-size="12pt" style:font-name-asian="Roboto1" style:font-size-asian="12pt" style:font-name-complex="Roboto1" style:font-size-complex="12pt"/>
    </style:style>
    <style:style style:name="T9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10" style:family="text">
      <style:text-properties fo:color="#666666" style:font-name="Roboto" fo:font-size="11pt" style:font-name-asian="Roboto1" style:font-size-asian="11pt" style:font-name-complex="Roboto1" style:font-size-complex="11pt"/>
    </style:style>
    <style:style style:name="T11" style:family="text">
      <style:text-properties fo:color="#000000" style:font-name="Roboto" fo:font-size="11pt" fo:font-weight="bold" style:font-name-asian="Roboto1" style:font-size-asian="11pt" style:font-weight-asian="bold" style:font-name-complex="Roboto1" style:font-size-complex="11pt"/>
    </style:style>
    <style:style style:name="T12" style:family="text">
      <style:text-properties fo:color="#1155cc" style:font-name="Roboto" fo:font-size="11pt" style:text-underline-style="solid" style:text-underline-width="auto" style:text-underline-color="font-color" fo:font-weight="bold" style:font-name-asian="Roboto1" style:font-size-asian="11pt" style:font-weight-asian="bold" style:font-name-complex="Roboto1" style:font-size-complex="11pt"/>
    </style:style>
    <style:style style:name="T13" style:family="text">
      <style:text-properties fo:color="#1155cc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14" style:family="text">
      <style:text-properties fo:color="#006dc0" style:font-name="Roboto" fo:font-size="16pt" fo:font-weight="bold" style:font-name-asian="Roboto1" style:font-size-asian="16pt" style:font-weight-asian="bold" style:font-name-complex="Roboto1" style:font-size-complex="16pt"/>
    </style:style>
    <style:style style:name="T15" style:family="text">
      <style:text-properties fo:color="#006dc0" style:font-name="Roboto" fo:font-size="16pt" style:font-name-asian="Roboto1" style:font-size-asian="16pt" style:font-name-complex="Roboto1" style:font-size-complex="16pt"/>
    </style:style>
    <style:style style:name="T16" style:family="text">
      <style:text-properties style:font-name="Arial" fo:font-size="11pt" style:font-name-asian="Arial1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heading=h.xytk92gaszu5"/><text:span text:style-name="T1">Mohammed Jawwad<text:line-break/></text:span><text:span text:style-name="T2">UI Developer </text:span><text:span text:style-name="T1"><text:s text:c="3"/><text:line-break/></text:span><text:span text:style-name="T10">Nanded, Maharashtra, India</text:span></text:p>
      <text:p text:style-name="P1"><text:span text:style-name="T3">+918855995458</text:span></text:p>
      <text:p text:style-name="P1"><text:span text:style-name="T3">mdjawwad790</text:span><text:a xlink:type="simple" xlink:href="mailto:Junaidshaikh777@gmail.com" text:style-name="ListLabel_20_19" text:visited-style-name="ListLabel_20_19"><text:span text:style-name="T12">@gmail.com</text:span></text:a><text:span text:style-name="T3"> </text:span></text:p>
      <text:p text:style-name="P2"/>
      <text:p text:style-name="P2"/>
      <text:p text:style-name="P1"><text:span text:style-name="T5">A professional </text:span><text:span text:style-name="T7">UI Developer</text:span><text:span text:style-name="T5">, over 1.5 years of experience in the industry, extensive knowledge and hands of experience on </text:span><text:span text:style-name="T7">ReactJS</text:span><text:span text:style-name="T5">, </text:span><text:span text:style-name="T7">Javascript</text:span><text:span text:style-name="T5">, </text:span><text:span text:style-name="T7">HTML5</text:span><text:span text:style-name="T5">, </text:span><text:span text:style-name="T7">CSS3</text:span><text:span text:style-name="T5"> and </text:span><text:span text:style-name="T7">AngularJS</text:span><text:span text:style-name="T5">.<text:line-break/></text:span></text:p>
      <text:p text:style-name="P1"><text:span text:style-name="T6">Create prototypes of the UI design, technical support, and other IT areas as appropriate throughout the development and implementation.</text:span></text:p>
      <text:p text:style-name="P3"/>
      <text:p text:style-name="P5"><text:span text:style-name="T5">My insight, technical capabilities, good communication &amp; writing skills allow me to engage seamlessly with business stakeholders to bridge the gap between IT implementations and business expectations.</text:span><text:span text:style-name="T8"> </text:span></text:p>
      <text:p text:style-name="P6"/>
      <text:p text:style-name="P18"><text:bookmark text:name="_heading=h.7bvd47hqaejz"/></text:p>
      <text:p text:style-name="P7"><text:span text:style-name="T14">TECHNICAL SKILLS</text:span></text:p>
      <text:p text:style-name="P8"/>
      <text:list xml:id="list1628546298" text:style-name="WWNum1">
        <text:list-item>
          <text:p text:style-name="P10"><text:span text:style-name="T8">Web Technologies: HTML 5, CSS3, JavaScript, Bootstrap, React JS , Angular, <text:s/>React Bootstrap, Node js.</text:span></text:p>
        </text:list-item>
        <text:list-item>
          <text:p text:style-name="P10"><text:span text:style-name="T8">IDE: Visual Studio Code ,Visual Studio 2020/2021</text:span></text:p>
        </text:list-item>
        <text:list-item>
          <text:p text:style-name="P10"><text:span text:style-name="T8">Operating System: Windows 10,Windows XP/7, Linux (Ubuntu, Lubuntu)</text:span></text:p>
        </text:list-item>
        <text:list-item>
          <text:p text:style-name="P10"><text:span text:style-name="T8">, DOSVersion Control: Git</text:span></text:p>
        </text:list-item>
        <text:list-item>
          <text:p text:style-name="P10"><text:span text:style-name="T8">Extensive experience in developing web pages using HTML5, CSS3, JavaScript, ReactJS, Angular, JSON, Node.js, Bootstrap</text:span></text:p>
        </text:list-item>
        <text:list-item>
          <text:p text:style-name="P10"><text:span text:style-name="T8">Ability to deliver a quality product on time and ability to work on challenging environment</text:span></text:p>
        </text:list-item>
        <text:list-item>
          <text:p text:style-name="P10"><text:span text:style-name="T8">Open for new technologies, challenges and quickly able to adapt new environments</text:span></text:p>
        </text:list-item>
        <text:list-item>
          <text:p text:style-name="P10"><text:span text:style-name="T8">Familiarity with data migration projects</text:span></text:p>
        </text:list-item>
        <text:list-item>
          <text:p text:style-name="P10"><text:span text:style-name="T8">Excellent communication and team building skills with ability to grasp new concepts quickly and utilize them in a productive manner.</text:span></text:p>
        </text:list-item>
        <text:list-item>
          <text:p text:style-name="P10"><text:span text:style-name="T8">Taking directions from management and deployment, coding, testing and implementing solutions in SharePoint environment</text:span></text:p>
        </text:list-item>
      </text:list>
      <text:p text:style-name="P12"/>
      <text:p text:style-name="P9"><text:span text:style-name="T14">PROJECTS</text:span></text:p>
      <text:list xml:id="list2378263047" text:style-name="WWNum2">
        <text:list-item>
          <text:p text:style-name="P11"><text:soft-page-break/><text:span text:style-name="T9">Mohammed Jawwad <text:s/>| </text:span><text:span text:style-name="T8">Front end Developer <text:s/>| <text:s/></text:span><text:a xlink:type="simple" xlink:href="https://mdjawwad.github.io/jportfolio/" text:style-name="ListLabel_20_20" text:visited-style-name="ListLabel_20_20"><text:span text:style-name="T13">https://mdjawwad.github.io/jportfolio/</text:span></text:a><text:span text:style-name="T8"><text:line-break/>It is a Portfolio website<text:line-break/>Responsibility:</text:span></text:p>
          <text:list>
            <text:list-item>
              <text:p text:style-name="P13"><text:span text:style-name="T8">Development UI React.</text:span></text:p>
            </text:list-item>
            <text:list-item>
              <text:p text:style-name="P13"><text:span text:style-name="T8">Creating reusable components.</text:span></text:p>
            </text:list-item>
            <text:list-item>
              <text:p text:style-name="P13"><text:span text:style-name="T8">Creating a functional UI by using a unique wireframe.</text:span></text:p>
            </text:list-item>
            <text:list-item>
              <text:p text:style-name="P13"><text:span text:style-name="T8">Used Media Queries for the design to be compatible in all devices.</text:span></text:p>
            </text:list-item>
            <text:list-item>
              <text:p text:style-name="P13"><text:span text:style-name="T9">Tools Used</text:span><text:span text:style-name="T8">: HTML, React-Bootstrap, SAAS, React JS, JavaScript, Node js.<text:line-break/></text:span></text:p>
            </text:list-item>
          </text:list>
        </text:list-item>
        <text:list-item>
          <text:p text:style-name="P11"><text:span text:style-name="T9">Quotes App <text:s/>| </text:span><text:span text:style-name="T8">Front end Developer <text:s/>| <text:s text:c="2"/></text:span><text:a xlink:type="simple" xlink:href="https://quetes-app.web.app/" text:style-name="ListLabel_20_20" text:visited-style-name="ListLabel_20_20"><text:span text:style-name="T13">https://quetes-app.web.app/</text:span></text:a><text:span text:style-name="T16"> </text:span><text:span text:style-name="T8"><text:line-break/> It’s a Quotes app that stores your awesome quote.<text:line-break/> Responsibility:</text:span></text:p>
          <text:list>
            <text:list-item>
              <text:list>
                <text:list-item>
                  <text:p text:style-name="P14"><text:span text:style-name="T8">Development UI Angular.</text:span></text:p>
                </text:list-item>
                <text:list-item>
                  <text:p text:style-name="P14"><text:span text:style-name="T8">Creating reusable components.</text:span></text:p>
                </text:list-item>
                <text:list-item>
                  <text:p text:style-name="P14"><text:span text:style-name="T8">Store and deploy on firebase.</text:span></text:p>
                </text:list-item>
                <text:list-item>
                  <text:p text:style-name="P14"><text:span text:style-name="T8">Creating a functional UI by using a unique wireframe.</text:span></text:p>
                </text:list-item>
                <text:list-item>
                  <text:p text:style-name="P14"><text:span text:style-name="T8">Used Media Queries for the design to be compatible in all devices.</text:span></text:p>
                </text:list-item>
                <text:list-item>
                  <text:p text:style-name="P14"><text:span text:style-name="T9">Tools Used</text:span><text:span text:style-name="T8">: HTML, Materialize, CSS3, Angular JS, TypeScript, Node js, Firebase<text:line-break/></text:span></text:p>
                </text:list-item>
              </text:list>
            </text:list-item>
          </text:list>
        </text:list-item>
      </text:list>
      <text:p text:style-name="P17"><text:bookmark text:name="_heading=h.26in1rg"/><text:span text:style-name="T15">EDUCATION</text:span></text:p>
      <text:p text:style-name="Standard"><text:span text:style-name="T8"><text:line-break/></text:span><text:span text:style-name="T9">BSC</text:span><text:span text:style-name="T8">- Bachelors of science from Swami ramanand teerth marathwada university (Nanded)</text:span><text:span text:style-name="T4"><text:line-break/><text:line-break/></text:span><text:span text:style-name="T8">I hereby declare that the above-provided information is true to the best of my knowledge and belie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0pt" fo:language="en" fo:country="none" style:letter-kerning="false" style:font-name-asian="Lato1" style:font-size-asian="10pt" style:language-asian="zh" style:country-asian="CN" style:font-name-complex="La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0pt" fo:language="en" fo:country="none" style:letter-kerning="false" style:font-name-asian="Lato1" style:font-size-asian="10pt" style:language-asian="zh" style:country-asian="CN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222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-0.0209in" fo:text-indent="0in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-0.0209in" fo:margin-top="0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102in" fo:margin-top="0in" fo:margin-bottom="0.139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in" fo:margin-bottom="0in" loext:contextual-spacing="false" fo:line-height="115%" fo:text-indent="0in" style:auto-text-indent="false"/>
      <style:text-properties fo:color="#999999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2" style:display-name="ListLabel 12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Roboto" fo:font-family="Roboto" style:font-family-generic="roman" style:font-pitch="variable" fo:font-size="11pt" style:text-underline-style="solid" style:text-underline-width="auto" style:text-underline-color="font-color" fo:font-weight="bold" style:font-name-asian="Roboto1" style:font-family-asian="Roboto" style:font-family-generic-asian="system" style:font-pitch-asian="variable" style:font-size-asian="11pt" style:font-weight-asian="bold" style:font-name-complex="Roboto1" style:font-family-complex="Roboto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MP3" style:family="paragraph" style:parent-style-name="Standard">
      <style:paragraph-properties fo:margin-left="0in" fo:margin-right="-0.1874in" fo:text-indent="0in" style:auto-text-indent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75in" fo:margin-left="0.3752in" fo:margin-right="0.3126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0.3752in" fo:margin-right="0.3126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363" meta:character-count="2440" meta:non-whitespace-character-count="2112"/>
    <meta:generator>LibreOfficeDev/6.0.5.2$Linux_X86_64 LibreOffice_project/</meta:generator>
  </office:meta>
</office:document-meta>
</file>